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MethodBinding.ConstantMetho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antMethodBinding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invoke( FacesContext facesContext , Object [ ]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getTyp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MethodBinding.ConstantMethodBinding( String out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